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outline1">
      <style:graphic-properties fo:min-height="8.88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position="super 50%" fo:font-size="36pt" style:font-size-asian="36pt" style:font-size-complex="36pt"/>
    </style:style>
    <style:style style:name="T2" style:family="text">
      <style:text-properties style:text-position="super 100%" fo:font-size="36pt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>
          <draw:text-box>
            <text:p>¿Que es un protocolo?</text:p>
          </draw:text-box>
        </draw:frame>
        <draw:frame presentation:style-name="pr2" draw:layer="layout" svg:width="25.199cm" svg:height="11.243cm" svg:x="1.4cm" svg:y="3.257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Un Protocolo de comunicaciones en informática es un sistema de reglas que permiten que dos o más entidades de un sistema de comunicación se comuniquen entre ellas para transmitir datos. </text:p>
                <text:p text:style-name="P1"/>
              </text:list-item>
              <text:list-item>
                <text:p text:style-name="P1">Son lenguajes/códigos de comunicación entre sistemas informáticos con una sintaxis, semántica y sincronización definida, así como de métodos de recuperación de errores.</text:p>
                <text:p text:style-name="P1"/>
              </text:list-item>
              <text:list-item>
                <text:p text:style-name="P1">Organizan tanto el formato como el control de la comunicación entre los distintos dispositivos de una red/sistema de comunicació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>
          <draw:text-box>
            <text:p>¿Que es un puerto?</text:p>
          </draw:text-box>
        </draw:frame>
        <draw:frame presentation:style-name="pr2" draw:layer="layout" svg:width="25.199cm" svg:height="11.243cm" svg:x="1.4cm" svg:y="3.257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En hardware es un conector que se conecta a un dispositivo periférico.</text:p>
                <text:p text:style-name="P1"/>
              </text:list-item>
              <text:list-item>
                <text:p text:style-name="P1">En Software es un número definido asignado/asociado a un protocolo de red que recibe/envía comunicación para un servicio especifico.</text:p>
                <text:p text:style-name="P1"/>
              </text:list-item>
              <text:list-item>
                <text:p text:style-name="P1">Es la forma en que un dispositivo informático puede usar una sola conexión de red física para gestionar muchas solicitudes de comunicación entrantes y salientes asignando un número de puerto a cada una, entre el 0 y el 65535 (16 bits)</text:p>
                <text:p text:style-name="P1"/>
                <text:p text:style-name="P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pos de puerto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3">
              <text:list-header>
                <text:p text:style-name="P1"/>
              </text:list-header>
              <text:list-item>
                <text:p text:style-name="P1">Pueden ser conocidos, registrados y dinámicos/privados/efímeros</text:p>
                <text:p text:style-name="P1"/>
              </text:list-item>
              <text:list-item>
                <text:p text:style-name="P1">Puertos conocidos son aquellos definidos y asociados específicamente a un tipo de servicio. PTF-&gt;21, tráfico web-&gt;80,... Son del 0 al 1023 (2<text:span text:style-name="T1">10</text:span><text:span text:style-name="T2">)</text:span></text:p>
                <text:p text:style-name="P1"/>
              </text:list-item>
              <text:list-item>
                <text:p text:style-name="P1">Puertos registrados (por la Autoridad de Números Asignados de Internet) para un uso especifico. Van del 1024 al 49151.</text:p>
                <text:p text:style-name="P1"/>
              </text:list-item>
              <text:list-item>
                <text:p text:style-name="P1"><text:span text:style-name="T3">Puertos dinámicos pueden ser utilizados por cualquier tipo de </text:span><text:span text:style-name="T3">servicios. Van del 49152 al 65535 </text:span>(2<text:span text:style-name="T1">16</text:span><text:span text:style-name="T2">)</text:span>.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>
          <draw:text-box>
            <text:p>¿Que es un servicio?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Es un programa de ordenador que se ejecuta en segundo plano que no tiene interfaz (interacción) con el usuario. </text:p>
                <text:p text:style-name="P1"/>
              </text:list-item>
              <text:list-item>
                <text:p text:style-name="P1">Utilizan la API (Interfaz de Programación de Aplicaciones) para manejar las tareas principales sin la interacción con el usuario. </text:p>
                <text:p text:style-name="P1"/>
              </text:list-item>
              <text:list-item>
                <text:p text:style-name="P1">Proporcionan funciones básicas del sistema operativo como registro de eventos, informe de errores, servicio de web, servicio de archivos, ..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>
          <draw:text-box>
            <text:p>¿Para que sirve el Puerto 80?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"/>
              </text:list-header>
              <text:list-item>
                <text:p text:style-name="P1">El puerto 80 es el encargado de enrutar el tráfico de internet, transmitir y recibir información entre un servidor web y un equipo cliente.</text:p>
                <text:p text:style-name="P1"/>
              </text:list-item>
              <text:list-item>
                <text:p text:style-name="P1">Se usa para enviar y recibir páginas web y datos.</text:p>
                <text:p text:style-name="P1"/>
              </text:list-item>
              <text:list-item>
                <text:p text:style-name="P1">El puerto 80 esta asignado al HTTP (Protocolo de transferencia de hipertexto) protocolo de comunicación de internet de uso común.</text:p>
                <text:p text:style-name="P1"/>
              </text:list-item>
              <text:list-item>
                <text:p text:style-name="P1">Otros puertos relacionados con él son 101 (servicio de Hostname, nombre del dispositivo en una red) y 110 (gestores de correo electrónico que establecen conexiones con el protocolo POP3).</text:p>
                <text:p text:style-name="P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ás sobre el Puerto 80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"/>
              </text:list-header>
              <text:list-item>
                <text:p text:style-name="P1">Suele ser la puerta de entrada de ataques de red, por su acceso al servidor web, debe ser protegido y configurado para evitar riesgos de ataques.</text:p>
                <text:p text:style-name="P1"/>
              </text:list-item>
              <text:list-item>
                <text:p text:style-name="P1">Puede ser cambiado para mejorar la seguridad y evitar conflictos con otros servicios que también puedan usarlo.</text:p>
                <text:p text:style-name="P1"/>
              </text:list-item>
              <text:list-item>
                <text:p text:style-name="P1">Formas de protección son el uso de firewall para evitar tráfico no autorizado, contraseñas fuertes, implementación de detectores y bloqueadores de ataques a red, y monitorización de red para evitar actividades sospechos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4T10:23:19.263695029</meta:creation-date>
    <dc:date>2023-11-14T12:26:09.864582756</dc:date>
    <meta:editing-duration>PT1H52M15S</meta:editing-duration>
    <meta:editing-cycles>13</meta:editing-cycles>
    <meta:generator>LibreOffice/7.3.7.2$Linux_X86_64 LibreOffice_project/30$Build-2</meta:generator>
    <meta:document-statistic meta:object-count="45"/>
  </office:meta>
</office:document-meta>
</file>